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 style:writing-mode="page"/>
      <style:text-properties fo:color="#007fff" style:font-name="Liberation Sans" fo:font-size="11pt" officeooo:rsid="000e24aa" officeooo:paragraph-rsid="001fb794" style:font-size-asian="11pt" style:font-size-complex="11pt"/>
    </style:style>
    <style:style style:name="P2" style:family="paragraph" style:parent-style-name="Standard">
      <style:text-properties style:font-name="Liberation Sans" fo:font-size="11pt" officeooo:rsid="0019ff80" officeooo:paragraph-rsid="0019ff80" style:font-size-asian="11pt" style:font-size-complex="11pt"/>
    </style:style>
    <style:style style:name="P3" style:family="paragraph" style:parent-style-name="Standard">
      <style:text-properties style:font-name="Liberation Sans" fo:font-size="11pt" officeooo:rsid="001a6ee5" officeooo:paragraph-rsid="001a6ee5" style:font-size-asian="11pt" style:font-size-complex="11pt"/>
    </style:style>
    <style:style style:name="P4" style:family="paragraph" style:parent-style-name="Standard">
      <style:text-properties style:font-name="Liberation Sans" fo:font-size="11pt" officeooo:rsid="00197056" officeooo:paragraph-rsid="00197056" style:font-size-asian="11pt" style:font-size-complex="11pt"/>
    </style:style>
    <style:style style:name="P5" style:family="paragraph" style:parent-style-name="Standard">
      <style:text-properties style:font-name="Liberation Sans" fo:font-size="11pt" officeooo:rsid="001bcbb1" officeooo:paragraph-rsid="001bcbb1" style:font-size-asian="11pt" style:font-size-complex="11pt"/>
    </style:style>
    <style:style style:name="P6" style:family="paragraph" style:parent-style-name="Standard">
      <style:text-properties style:font-name="Liberation Sans" fo:font-size="11pt" officeooo:rsid="001cd1d0" officeooo:paragraph-rsid="001cd1d0" style:font-size-asian="11pt" style:font-size-complex="11pt"/>
    </style:style>
    <style:style style:name="P7" style:family="paragraph" style:parent-style-name="Standard">
      <style:text-properties style:font-name="Liberation Sans" fo:font-size="11pt" officeooo:rsid="001d5c5d" officeooo:paragraph-rsid="001d5c5d" style:font-size-asian="11pt" style:font-size-complex="11pt"/>
    </style:style>
    <style:style style:name="P8" style:family="paragraph" style:parent-style-name="Standard">
      <style:text-properties style:font-name="Liberation Sans" fo:font-size="11pt" officeooo:rsid="001ebf03" officeooo:paragraph-rsid="001ebf03" style:font-size-asian="11pt" style:font-size-complex="11pt"/>
    </style:style>
    <style:style style:name="P9" style:family="paragraph" style:parent-style-name="Standard">
      <style:text-properties style:font-name="Liberation Sans" fo:font-size="11pt" officeooo:rsid="001f79d6" officeooo:paragraph-rsid="001f79d6" style:font-size-asian="11pt" style:font-size-complex="11pt"/>
    </style:style>
    <style:style style:name="P10" style:family="paragraph" style:parent-style-name="Standard">
      <style:text-properties style:font-name="Liberation Sans" fo:font-size="11pt" officeooo:rsid="0020b5a4" officeooo:paragraph-rsid="0020b5a4" style:font-size-asian="11pt" style:font-size-complex="11pt"/>
    </style:style>
    <style:style style:name="P11" style:family="paragraph" style:parent-style-name="Standard">
      <style:text-properties style:font-name="Liberation Sans" fo:font-size="11pt" officeooo:rsid="00216511" officeooo:paragraph-rsid="00216511" style:font-size-asian="11pt" style:font-size-complex="11pt"/>
    </style:style>
    <style:style style:name="P12" style:family="paragraph" style:parent-style-name="Standard">
      <style:text-properties style:font-name="Liberation Sans" fo:font-size="11pt" officeooo:rsid="0021a69e" officeooo:paragraph-rsid="0021a69e" style:font-size-asian="11pt" style:font-size-complex="11pt"/>
    </style:style>
    <style:style style:name="P13" style:family="paragraph" style:parent-style-name="Standard">
      <style:text-properties style:font-name="Liberation Sans" fo:font-size="11pt" officeooo:rsid="0022da51" officeooo:paragraph-rsid="0022da51" style:font-size-asian="11pt" style:font-size-complex="11pt"/>
    </style:style>
    <style:style style:name="P14" style:family="paragraph" style:parent-style-name="Standard">
      <style:text-properties style:font-name="Liberation Sans" fo:font-size="11pt" officeooo:rsid="00256c67" officeooo:paragraph-rsid="00256c67" style:font-size-asian="11pt" style:font-size-complex="11pt"/>
    </style:style>
    <style:style style:name="P15" style:family="paragraph" style:parent-style-name="Standard">
      <style:text-properties style:font-name="Liberation Sans" fo:font-size="11pt" officeooo:rsid="0026b904" officeooo:paragraph-rsid="0026b904" style:font-size-asian="11pt" style:font-size-complex="11pt"/>
    </style:style>
    <style:style style:name="P16" style:family="paragraph" style:parent-style-name="Standard">
      <style:text-properties style:font-name="Liberation Sans" fo:font-size="11pt" officeooo:rsid="002817d7" officeooo:paragraph-rsid="002817d7" style:font-size-asian="11pt" style:font-size-complex="11pt"/>
    </style:style>
    <style:style style:name="P17" style:family="paragraph" style:parent-style-name="Standard">
      <style:text-properties style:font-name="Liberation Sans" fo:font-size="11pt" officeooo:rsid="002d373e" officeooo:paragraph-rsid="002d373e" style:font-size-asian="11pt" style:font-size-complex="11pt"/>
    </style:style>
    <style:style style:name="P18" style:family="paragraph" style:parent-style-name="Standard">
      <style:text-properties style:font-name="Liberation Sans" fo:font-size="11pt" officeooo:rsid="002e2d07" officeooo:paragraph-rsid="002e2d07" style:font-size-asian="11pt" style:font-size-complex="11pt"/>
    </style:style>
    <style:style style:name="P19" style:family="paragraph" style:parent-style-name="Standard">
      <style:text-properties style:font-name="Liberation Sans" fo:font-size="11pt" officeooo:rsid="002ec83e" officeooo:paragraph-rsid="002ec83e" style:font-size-asian="11pt" style:font-size-complex="11pt"/>
    </style:style>
    <style:style style:name="P20" style:family="paragraph" style:parent-style-name="Standard">
      <style:text-properties style:font-name="Liberation Sans" fo:font-size="11pt" officeooo:rsid="00301a86" officeooo:paragraph-rsid="00301a86" style:font-size-asian="11pt" style:font-size-complex="11pt"/>
    </style:style>
    <style:style style:name="P21" style:family="paragraph" style:parent-style-name="Standard">
      <style:text-properties style:font-name="Liberation Sans" fo:font-size="11pt" officeooo:rsid="0030e240" officeooo:paragraph-rsid="0030e240" style:font-size-asian="11pt" style:font-size-complex="11pt"/>
    </style:style>
    <style:style style:name="P22" style:family="paragraph" style:parent-style-name="Standard">
      <style:text-properties style:font-name="Liberation Sans" fo:font-size="11pt" officeooo:rsid="0032ade0" officeooo:paragraph-rsid="0032ade0" style:font-size-asian="11pt" style:font-size-complex="11pt"/>
    </style:style>
    <style:style style:name="P23" style:family="paragraph" style:parent-style-name="Standard">
      <style:text-properties style:font-name="Liberation Sans" fo:font-size="11pt" officeooo:rsid="003364b9" officeooo:paragraph-rsid="003364b9" style:font-size-asian="11pt" style:font-size-complex="11pt"/>
    </style:style>
    <style:style style:name="P24" style:family="paragraph" style:parent-style-name="Standard">
      <style:text-properties style:font-name="Liberation Sans" fo:font-size="11pt" officeooo:rsid="00343885" officeooo:paragraph-rsid="00343885" style:font-size-asian="11pt" style:font-size-complex="11pt"/>
    </style:style>
    <style:style style:name="P25" style:family="paragraph" style:parent-style-name="Standard">
      <style:text-properties style:font-name="Liberation Sans" fo:font-size="11pt" fo:font-weight="bold" officeooo:rsid="0019ff80" officeooo:paragraph-rsid="0019ff80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Sans" fo:font-size="11pt" officeooo:rsid="003364b9" officeooo:paragraph-rsid="003364b9" style:font-size-asian="11pt" style:font-size-complex="11pt"/>
    </style:style>
    <style:style style:name="P27" style:family="paragraph" style:parent-style-name="Standard">
      <style:text-properties style:font-name="Liberation Sans" fo:font-size="11pt" officeooo:rsid="00343885" officeooo:paragraph-rsid="00343885" style:font-size-asian="11pt" style:font-size-complex="11pt"/>
    </style:style>
    <style:style style:name="P28" style:family="paragraph" style:parent-style-name="Standard">
      <style:text-properties style:font-name="Liberation Sans" fo:font-size="11pt" officeooo:rsid="00380ae6" officeooo:paragraph-rsid="00380ae6" style:font-size-asian="11pt" style:font-size-complex="11pt"/>
    </style:style>
    <style:style style:name="P29" style:family="paragraph" style:parent-style-name="Standard">
      <style:text-properties style:font-name="Liberation Sans" fo:font-size="11pt" officeooo:rsid="003972b5" officeooo:paragraph-rsid="003972b5" style:font-size-asian="11pt" style:font-size-complex="11pt"/>
    </style:style>
    <style:style style:name="P30" style:family="paragraph" style:parent-style-name="Standard">
      <style:text-properties style:font-name="Liberation Sans" fo:font-size="11pt" officeooo:rsid="003b5fde" officeooo:paragraph-rsid="003b5fde" style:font-size-asian="11pt" style:font-size-complex="11pt"/>
    </style:style>
    <style:style style:name="P31" style:family="paragraph" style:parent-style-name="Standard">
      <style:text-properties style:font-name="Liberation Sans" fo:font-size="11pt" officeooo:rsid="003b5fde" officeooo:paragraph-rsid="003baffa" style:font-size-asian="11pt" style:font-size-complex="11pt"/>
    </style:style>
    <style:style style:name="P32" style:family="paragraph" style:parent-style-name="Standard">
      <style:text-properties style:font-name="Liberation Sans" fo:font-size="11pt" officeooo:rsid="003baffa" officeooo:paragraph-rsid="003baffa" style:font-size-asian="11pt" style:font-size-complex="11pt"/>
    </style:style>
    <style:style style:name="P33" style:family="paragraph" style:parent-style-name="Standard">
      <style:text-properties style:font-name="Liberation Sans" fo:font-size="11pt" officeooo:rsid="003cde40" officeooo:paragraph-rsid="003cde40" style:font-size-asian="11pt" style:font-size-complex="11pt"/>
    </style:style>
    <style:style style:name="P34" style:family="paragraph" style:parent-style-name="Standard" style:list-style-name="L1">
      <style:paragraph-properties fo:margin-top="0.0398in" fo:margin-bottom="0.0398in" loext:contextual-spacing="false"/>
      <style:text-properties style:font-name="Liberation Sans" fo:font-size="11pt" officeooo:rsid="0021a69e" officeooo:paragraph-rsid="0021a69e" style:font-size-asian="11pt" style:font-size-complex="11pt"/>
    </style:style>
    <style:style style:name="P35" style:family="paragraph" style:parent-style-name="Standard">
      <style:paragraph-properties fo:margin-top="0in" fo:margin-bottom="0in" loext:contextual-spacing="true" style:writing-mode="page"/>
      <style:text-properties fo:color="#007fff" style:font-name="Liberation Sans" fo:font-size="11pt" officeooo:rsid="000e24aa" officeooo:paragraph-rsid="001fb794" style:font-size-asian="11pt" style:font-size-complex="11pt"/>
    </style:style>
    <style:style style:name="P36" style:family="paragraph">
      <style:paragraph-properties fo:text-align="center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text-align="center"/>
      <style:text-properties fo:font-size="12pt"/>
    </style:style>
    <style:style style:name="T1" style:family="text">
      <style:text-properties officeooo:rsid="001cd1d0"/>
    </style:style>
    <style:style style:name="T2" style:family="text">
      <style:text-properties officeooo:rsid="001f2172"/>
    </style:style>
    <style:style style:name="T3" style:family="text">
      <style:text-properties officeooo:rsid="00216511"/>
    </style:style>
    <style:style style:name="T4" style:family="text">
      <style:text-properties officeooo:rsid="0021a69e"/>
    </style:style>
    <style:style style:name="T5" style:family="text">
      <style:text-properties style:font-name="Liberation Sans" officeooo:rsid="00363e53"/>
    </style:style>
    <style:style style:name="T6" style:family="text">
      <style:text-properties officeooo:rsid="002387d1"/>
    </style:style>
    <style:style style:name="T7" style:family="text">
      <style:text-properties officeooo:rsid="0026b904"/>
    </style:style>
    <style:style style:name="T8" style:family="text">
      <style:text-properties officeooo:rsid="002817d7"/>
    </style:style>
    <style:style style:name="T9" style:family="text">
      <style:text-properties officeooo:rsid="002ec83e"/>
    </style:style>
    <style:style style:name="T10" style:family="text">
      <style:text-properties officeooo:rsid="00363e53"/>
    </style:style>
    <style:style style:name="T11" style:family="text">
      <style:text-properties officeooo:rsid="003baffa"/>
    </style:style>
    <style:style style:name="T12" style:family="text">
      <style:text-properties officeooo:rsid="003cde40"/>
    </style:style>
    <style:style style:name="T13" style:family="text">
      <style:text-properties fo:font-size="8pt" officeooo:rsid="003cde40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0.0193in" fo:min-width="0.0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0.4256in" fo:min-width="0.0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5">Niko Smeds</text:p>
      <text:p text:style-name="P25">nsmeds@bcit.ca</text:p>
      <text:p text:style-name="P25">bitbucket.org/nsmeds/nasp_cm_cloud</text:p>
      <text:p text:style-name="P3">git@bitbucket.org:joey_nasp21/joey_nasp21.git</text:p>
      <text:p text:style-name="P1"><text:span text:style-name="Emphasis"><text:span text:style-name="T10">https://bitbucket.org/joey_nasp21/joey_nasp21/</text:span></text:span></text:p>
      <text:p text:style-name="P1"><text:span text:style-name="Emphasis"><text:span text:style-name="T5"/></text:span></text:p>
      <text:p text:style-name="P4"/>
      <text:p text:style-name="P4">Activity: Deploy example Vagrant Ansible environment</text:p>
      <text:p text:style-name="P4"/>
      <text:p text:style-name="P4">Vagrant --release 2010</text:p>
      <text:p text:style-name="P4"><text:tab/> <text:s/>- CLI for Virtual environment</text:p>
      <text:p text:style-name="P4"/>
      <text:p text:style-name="P4">Box - packaged Vagrant environment/image</text:p>
      <text:p text:style-name="P4"/>
      <text:p text:style-name="P4">Provider - where virtual environment runs (VirtualBox, VMWare, OpenStack, Ansible)</text:p>
      <text:p text:style-name="P4"/>
      <text:p text:style-name="P4">Provisioner - tool to setup deployed VM (bash, python<text:span text:style-name="T6">, c-sharp,)</text:span></text:p>
      <text:p text:style-name="P4"/>
      <text:p text:style-name="P5">April 26, 2019</text:p>
      <text:p text:style-name="P5"/>
      <text:p text:style-name="P5">Vagrant</text:p>
      <text:p text:style-name="P5">Box - image</text:p>
      <text:p text:style-name="P5">Provider - VirtualBox, VMware, AWS EC2</text:p>
      <text:p text:style-name="P5">Provisioner - shell, Ansible, Chef</text:p>
      <text:p text:style-name="P5">Vagrantfile - insfrastructure as code</text:p>
      <text:p text:style-name="P4"/>
      <text:p text:style-name="P4"/>
      <text:p text:style-name="P5">Imperative -<text:span text:style-name="T1"> step by step</text:span></text:p>
      <text:p text:style-name="P5"/>
      <text:p text:style-name="P5"/>
      <text:p text:style-name="P5">Declarative - <text:span text:style-name="T1">final state</text:span></text:p>
      <text:p text:style-name="P5"/>
      <text:p text:style-name="P5"/>
      <text:p text:style-name="P6">Benefits of COnfig Management</text:p>
      <text:p text:style-name="P6">visibility / human readable</text:p>
      <text:p text:style-name="P6">collaborative</text:p>
      <text:p text:style-name="P6">reviewable</text:p>
      <text:p text:style-name="P6">view history</text:p>
      <text:p text:style-name="P6">prevent drift</text:p>
      <text:p text:style-name="P6">ad hoc</text:p>
      <text:p text:style-name="P6">recovery</text:p>
      <text:p text:style-name="P6"/>
      <text:p text:style-name="P6"/>
      <text:p text:style-name="P6">Ansible<text:tab/><text:tab/><text:tab/>Chef<text:tab/><text:tab/><text:tab/><text:tab/>Puppet</text:p>
      <text:p text:style-name="P6">Python<text:tab/><text:tab/><text:tab/><text:tab/>Ruby<text:tab/><text:tab/><text:tab/><text:tab/>Ruby</text:p>
      <text:p text:style-name="P6">YAML<text:tab/><text:tab/><text:tab/><text:tab/>Ruby DSL<text:tab/><text:tab/><text:tab/>Ruby DSL</text:p>
      <text:p text:style-name="P6">agentless<text:tab/><text:tab/><text:tab/>master-agent<text:tab/><text:tab/><text:tab/>master-agent</text:p>
      <text:p text:style-name="P6">Playbooks<text:tab/><text:tab/><text:tab/>Cookbooks<text:tab/><text:tab/><text:tab/>Manifest</text:p>
      <text:p text:style-name="P6">Ansible Galaxy<text:tab/><text:tab/>Supermarket<text:tab/><text:tab/><text:tab/>Forge</text:p>
      <text:p text:style-name="P7">2012<text:tab/><text:tab/><text:tab/><text:tab/>2008<text:tab/><text:tab/><text:tab/><text:tab/>2005</text:p>
      <text:p text:style-name="P5"/>
      <text:p text:style-name="P5"/>
      <text:p text:style-name="P5"><text:soft-page-break/></text:p>
      <text:p text:style-name="P5"/>
      <text:p text:style-name="P5"/>
      <text:p text:style-name="P8">VM = emulating hardware</text:p>
      <text:p text:style-name="P8"/>
      <text:p text:style-name="P8">container = <text:span text:style-name="T2"><text:s/>process isolation (shore OS)</text:span></text:p>
      <text:p text:style-name="P8"/>
      <text:p text:style-name="P8"/>
      <text:p text:style-name="P9">pin versions -- fix to a versions</text:p>
      <text:p text:style-name="P9"><text:s/>install specific version of software/services</text:p>
      <text:p text:style-name="P9"><text:tab/>prevent unexpected upgrades</text:p>
      <text:p text:style-name="P9"><text:tab/>test all upgrades</text:p>
      <text:p text:style-name="P9"><text:tab/>for important/case services (mysl, nginx, haprxy. etc)</text:p>
      <text:p text:style-name="P9"><text:tab/>not necessary for user utilites (vim, grep, wget, etc)</text:p>
      <text:p text:style-name="P9"/>
      <text:p text:style-name="P9"/>
      <text:p text:style-name="P9"/>
      <text:p text:style-name="P10">April 29, 2019</text:p>
      <text:p text:style-name="P10"/>
      <text:p text:style-name="P10">1. Review</text:p>
      <text:p text:style-name="P10">2. Quiz</text:p>
      <text:p text:style-name="P10">3. Lesson</text:p>
      <text:p text:style-name="P10">4. AWS <text:span text:style-name="T4">Educate</text:span></text:p>
      <text:p text:style-name="P10">5. Reading/Activities</text:p>
      <text:p text:style-name="P10"/>
      <text:p text:style-name="P10"/>
      <text:p text:style-name="P10">Vagrantfile</text:p>
      <text:p text:style-name="P10"><draw:line text:anchor-type="paragraph" draw:z-index="0" draw:name="Shape1" draw:style-name="gr1" draw:text-style-name="P36" svg:x1="0.311in" svg:y1="0.0728in" svg:x2="0.311in" svg:y2="0.3539in"><text:p/></draw:line></text:p>
      <text:p text:style-name="P10"/>
      <text:p text:style-name="P10"><draw:line text:anchor-type="paragraph" draw:z-index="1" draw:name="Shape2" draw:style-name="gr1" draw:text-style-name="P36" svg:x1="1.0819in" svg:y1="0.0445in" svg:x2="1.1339in" svg:y2="0.0547in"><text:p/></draw:line><draw:line text:anchor-type="paragraph" draw:z-index="3" draw:name="Shape1" draw:style-name="gr1" draw:text-style-name="P36" svg:x1="0.6445in" svg:y1="0.565in" svg:x2="1.4465in" svg:y2="0.1693in"><text:p/></draw:line><draw:line text:anchor-type="paragraph" draw:z-index="4" draw:name="Shape1" draw:style-name="gr1" draw:text-style-name="P36" svg:x1="1.8425in" svg:y1="0.1591in" svg:x2="2.4154in" svg:y2="0.961in"><text:p/></draw:line>Infra as <text:span text:style-name="T3"><text:tab/><text:tab/>ansible</text:span></text:p>
      <text:p text:style-name="P10">a code</text:p>
      <text:p text:style-name="P10"/>
      <text:p text:style-name="P11"><draw:line text:anchor-type="paragraph" draw:z-index="2" draw:name="Shape1" draw:style-name="gr1" draw:text-style-name="P36" svg:x1="0.6339in" svg:y1="0.1217in" svg:x2="1.6858in" svg:y2="0.1008in"><text:p/></draw:line>Vagrant</text:p>
      <text:p text:style-name="P11"><text:tab/> <text:s text:c="6"/>deploy<text:tab/><text:tab/></text:p>
      <text:p text:style-name="P11"/>
      <text:p text:style-name="P11"/>
      <text:p text:style-name="P11"/>
      <text:p text:style-name="P12">Idempotent operation - no additional efect if called more than once with the same input parameters</text:p>
      <text:p text:style-name="P12"/>
      <text:p text:style-name="P12"/>
      <text:p text:style-name="P12">Benefits of using popular software:</text:p>
      <text:p text:style-name="P12"/>
      <text:list xml:id="list962481691" text:style-name="L1">
        <text:list-item>
          <text:p text:style-name="P34">more issues opened &amp; resolved</text:p>
        </text:list-item>
        <text:list-item>
          <text:p text:style-name="P34">more troublshooting info</text:p>
        </text:list-item>
        <text:list-item>
          <text:p text:style-name="P34">more roles available</text:p>
        </text:list-item>
        <text:list-item>
          <text:p text:style-name="P34">more specialist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Ansible facts</text:p>
      <text:p text:style-name="P12"/>
      <text:p text:style-name="P12"><text:tab/>use as variable</text:p>
      <text:p text:style-name="P12"><text:tab/><text:tab/>logic</text:p>
      <text:p text:style-name="P12"><text:tab/><text:tab/>templated files</text:p>
      <text:p text:style-name="P12"/>
      <text:p text:style-name="P13">example: IP, MAC, datetime, storage</text:p>
      <text:p text:style-name="P13"/>
      <text:p text:style-name="P13">Puppet facter</text:p>
      <text:p text:style-name="P13">Checf Ohai</text:p>
      <text:p text:style-name="P12"/>
      <text:p text:style-name="P14">May 3, 2019</text:p>
      <text:p text:style-name="P14"/>
      <text:p text:style-name="P14">1. Topics</text:p>
      <text:p text:style-name="P14"><text:tab/>ansible facts</text:p>
      <text:p text:style-name="P14"><text:tab/>ad-hoc comands</text:p>
      <text:p text:style-name="P14"><text:tab/>special directories</text:p>
      <text:p text:style-name="P14"><text:tab/>inventory filessytem</text:p>
      <text:p text:style-name="P14"><text:tab/>tags</text:p>
      <text:p text:style-name="P14">2. Projector demo</text:p>
      <text:p text:style-name="P14">3. Activities</text:p>
      <text:p text:style-name="P12"/>
      <text:p text:style-name="P14">Ansible facts</text:p>
      <text:p text:style-name="P14"><text:tab/>collection of info about remote systems</text:p>
      <text:p text:style-name="P14"/>
      <text:p text:style-name="P14">Special directories</text:p>
      <text:p text:style-name="P14"><text:tab/>--site.yml</text:p>
      <text:p text:style-name="P14"><text:tab/>--files/ -- <text:span text:style-name="T8">u</text:span>se for copy module <text:span text:style-name="T8"><text:s/></text:span></text:p>
      <text:p text:style-name="P14"><text:tab/>--templates- use for template module</text:p>
      <text:p text:style-name="P14"><text:tab/>--host _vars<text:span text:style-name="T8"> - host level variable</text:span></text:p>
      <text:p text:style-name="P14"><text:tab/>--group_vars</text:p>
      <text:p text:style-name="P14"/>
      <text:p text:style-name="P14">Vagrant - use to create VM</text:p>
      <text:p text:style-name="P14">Ansible - use to configure systes</text:p>
      <text:p text:style-name="P14">Inventory files - define hosts and groups for Ansible</text:p>
      <text:p text:style-name="P16"><text:tab/><text:tab/>- default : /etc/ansible/hosts</text:p>
      <text:p text:style-name="P14"/>
      <text:p text:style-name="P14">Ad-hoc - commands</text:p>
      <text:p text:style-name="P14"><text:tab/>check logs</text:p>
      <text:p text:style-name="P14"><text:tab/>user management</text:p>
      <text:p text:style-name="P14"><text:tab/>check system resources</text:p>
      <text:p text:style-name="P14"><text:tab/><text:span text:style-name="T7">update software versions</text:span></text:p>
      <text:p text:style-name="P15"><text:tab/>quickly update settinfgs</text:p>
      <text:p text:style-name="P15"/>
      <text:p text:style-name="P15">Tags <text:tab/></text:p>
      <text:p text:style-name="P15"><text:tab/>user defines</text:p>
      <text:p text:style-name="P15"><text:tab/>for specific parts of playbook</text:p>
      <text:p text:style-name="P15"><text:tab/>supports multiple tags per task</text:p>
      <text:p text:style-name="P15"><text:tab/>special tags</text:p>
      <text:p text:style-name="P15"><text:tab/><text:tab/>never - does not run unless specified</text:p>
      <text:p text:style-name="P15"><text:tab/><text:tab/>always - always run </text:p>
      <text:p text:style-name="P14"><text:soft-page-break/></text:p>
      <text:p text:style-name="P14"/>
      <text:p text:style-name="P17">May 6, 2019</text:p>
      <text:p text:style-name="P17"/>
      <text:p text:style-name="P17">Review:</text:p>
      <text:p text:style-name="P17"/>
      <text:p text:style-name="P17">[webservers]</text:p>
      <text:p text:style-name="P17">web1.test <text:tab/>ansible_host=192.168.10.11</text:p>
      <text:p text:style-name="P17">web2.test<text:tab/>ansible_host=192.168.10.12</text:p>
      <text:p text:style-name="P17"/>
      <text:p text:style-name="P17">[databases]</text:p>
      <text:p text:style-name="P17"/>
      <text:p text:style-name="P17">db1.test<text:tab/>ansible_host=192.168.10.13</text:p>
      <text:p text:style-name="P17">db2.test <text:tab/>ansible_host=<text:tab/>192.168.10.14</text:p>
      <text:p text:style-name="P17"/>
      <text:p text:style-name="P17"># ansible-playbook -i inventory site.yml --limit</text:p>
      <text:p text:style-name="P17"/>
      <text:p text:style-name="P19">Notes:</text:p>
      <text:p text:style-name="P19"/>
      <text:p text:style-name="P18">Ansbible Roles</text:p>
      <text:p text:style-name="P18">group tasks, files, templates, variables by element</text:p>
      <text:p text:style-name="P18"/>
      <text:p text:style-name="P18">modular</text:p>
      <text:p text:style-name="P18">shareable</text:p>
      <text:p text:style-name="P18">testable</text:p>
      <text:p text:style-name="P18"/>
      <text:p text:style-name="P18">Directory Structure</text:p>
      <text:p text:style-name="P18"><text:span text:style-name="T9"><text:s text:c="3"/></text:span>myrole/</text:p>
      <text:p text:style-name="P18"><text:tab/>tasks/ &gt;&gt;&gt;&gt;&gt; tasks to run</text:p>
      <text:p text:style-name="P18"><text:tab/>files/ &gt;&gt;&gt;&gt;&gt;&gt; copy as-is</text:p>
      <text:p text:style-name="P18"><text:tab/>templates/ &gt;&gt;&gt;&gt;&gt; templates</text:p>
      <text:p text:style-name="P18"><text:tab/>defaults/ &gt;&gt;&gt;&gt;&gt;&gt; role's default variables<text:span text:style-name="T9"> (low prescidence) </text:span></text:p>
      <text:p text:style-name="P18"><text:tab/>handlers &gt;&gt;&gt;&gt;&gt;&gt; tirggered by tasks</text:p>
      <text:p text:style-name="P19"><text:tab/>meta/ &gt;&gt;&gt;&gt;&gt;&gt;&gt; metadata about role</text:p>
      <text:p text:style-name="P19"><text:tab/>vars/ &gt;&gt;&gt;&gt;&gt;&gt;&gt; variable (high prescidence)</text:p>
      <text:p text:style-name="P19"/>
      <text:p text:style-name="P19">Ansible Galaxy - reads metadata file </text:p>
      <text:p text:style-name="P20"><text:s/></text:p>
      <text:p text:style-name="P20">create, sgare, contribute</text:p>
      <text:p text:style-name="P20">benefit from community supplement</text:p>
      <text:p text:style-name="P20">great learning resources</text:p>
      <text:p text:style-name="P20">save time</text:p>
      <text:p text:style-name="P20">install from galaxy or git</text:p>
      <text:p text:style-name="P20"/>
      <text:p text:style-name="P20">Best practices<text:tab/><text:tab/><text:tab/><text:tab/><text:tab/>Metadata</text:p>
      <text:p text:style-name="P20">set sane defaults<text:tab/><text:tab/><text:tab/><text:tab/>name</text:p>
      <text:p text:style-name="P20">pin to versions<text:tab/><text:tab/><text:tab/><text:tab/>dependencies (optional) --other ansible role</text:p>
      <text:p text:style-name="P20">test updates <text:tab/><text:tab/><text:tab/><text:tab/><text:tab/>description</text:p>
      <text:p text:style-name="P20">review code<text:tab/><text:tab/><text:tab/><text:tab/><text:tab/>author</text:p>
      <text:p text:style-name="P21"><text:tab/><text:tab/><text:tab/><text:tab/><text:tab/><text:tab/>minimum Ansible version</text:p>
      <text:p text:style-name="P21"><text:tab/><text:tab/><text:tab/><text:tab/><text:tab/><text:tab/>platforms</text:p>
      <text:p text:style-name="P21"><text:tab/><text:tab/><text:tab/><text:tab/><text:tab/><text:tab/>license</text:p>
      <text:p text:style-name="P19"/>
      <text:p text:style-name="P19"><text:soft-page-break/></text:p>
      <text:p text:style-name="P19"/>
      <text:p text:style-name="P22">May 10, 2019</text:p>
      <text:p text:style-name="P22"/>
      <text:p text:style-name="P22">Config Management</text:p>
      <text:p text:style-name="P22"/>
      <text:p text:style-name="P22">1. Review (quiz prep)</text:p>
      <text:p text:style-name="P22">2. AWS free tier + credit card reminder</text:p>
      <text:p text:style-name="P22"><text:tab/>EBS 30Gb limit</text:p>
      <text:p text:style-name="P22">3. ./ssh/config</text:p>
      <text:p text:style-name="P22">4. .gitignore</text:p>
      <text:p text:style-name="P22">5. --limit clarificztion</text:p>
      <text:p text:style-name="P22">6. Avoid space filenames</text:p>
      <text:p text:style-name="P22">7. Demo variable precedence w/ node-exporter</text:p>
      <text:p text:style-name="P22">8. Instructor feedback</text:p>
      <text:p text:style-name="P22"/>
      <text:p text:style-name="P22"/>
      <text:p text:style-name="P22"/>
      <text:p text:style-name="P22">metafile:</text:p>
      <text:p text:style-name="P22"><text:s/>&gt; author</text:p>
      <text:p text:style-name="P22">&gt;minimum Ansible version</text:p>
      <text:p text:style-name="P22">&gt;role dependencies</text:p>
      <text:p text:style-name="P22">&gt;name</text:p>
      <text:p text:style-name="P22">&gt;description</text:p>
      <text:p text:style-name="P22">&gt;tags</text:p>
      <text:p text:style-name="P22">&gt;license</text:p>
      <text:p text:style-name="P22"/>
      <text:p text:style-name="P22"/>
      <text:p text:style-name="P22">requirement.yml -- install</text:p>
      <text:p text:style-name="P22"/>
      <text:p text:style-name="P22">git --branch (default: master)</text:p>
      <text:p text:style-name="P22"><text:s text:c="5"/>--tag (version)</text:p>
      <text:p text:style-name="P22"><text:s text:c="5"/>--commit</text:p>
      <text:p text:style-name="P22"/>
      <text:p text:style-name="P22">Galaxy -- latest (tagged version)</text:p>
      <text:p text:style-name="P22"><text:tab/> -- specific versions</text:p>
      <text:p text:style-name="P22"/>
      <text:p text:style-name="P22">ansible role directories</text:p>
      <text:p text:style-name="P22"/>
      <text:p text:style-name="P22">my_role/</text:p>
      <text:p text:style-name="P22"><text:tab/>default/</text:p>
      <text:p text:style-name="P22"><text:tab/>handlers/</text:p>
      <text:p text:style-name="P22"><text:tab/>meta/</text:p>
      <text:p text:style-name="P22"><text:tab/>task/</text:p>
      <text:p text:style-name="P22"><text:tab/>templates/</text:p>
      <text:p text:style-name="P22"><text:tab/>files/</text:p>
      <text:p text:style-name="P22"><text:tab/>vars/</text:p>
      <text:p text:style-name="P19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Best practices</text:p>
      <text:p text:style-name="P22"/>
      <text:p text:style-name="P22">review and understand</text:p>
      <text:p text:style-name="P22">pin version</text:p>
      <text:p text:style-name="P22">test updates</text:p>
      <text:p text:style-name="P22">set sane default</text:p>
      <text:p text:style-name="P22"/>
      <text:p text:style-name="P22"/>
      <text:p text:style-name="P23">May 13, 2019</text:p>
      <text:p text:style-name="P23"/>
      <text:p text:style-name="P23">Linters - checls files/codes to enforce best practices</text:p>
      <text:p text:style-name="P23"/>
      <text:p text:style-name="P23"><draw:custom-shape text:anchor-type="paragraph" draw:z-index="5" draw:name="Shape4" draw:style-name="gr2" draw:text-style-name="P37" svg:width="0.0315in" svg:height="0.0213in" svg:x="1.3528in" svg:y="0.089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6" draw:name="Shape3" draw:style-name="gr3" draw:text-style-name="P37" svg:width="0.1358in" svg:height="0.448in" svg:x="0.7693in" svg:y="0.1307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<text:tab/></text:p>
      <text:p text:style-name="P23">ansible-lint<text:tab/><text:tab/>Benefits<text:tab/><text:tab/><text:tab/>Checks for</text:p>
      <text:p text:style-name="P23">yamlint<text:tab/><text:tab/> &gt; creating a standatrd <text:tab/><text:tab/> &gt; identation</text:p>
      <text:p text:style-name="P23"><text:s text:c="2"/><text:tab/><text:tab/> &gt; error checking<text:tab/><text:tab/><text:tab/> &gt; whitespace</text:p>
      <text:p text:style-name="P23"><text:tab/><text:tab/> &gt; training<text:tab/><text:tab/><text:tab/><text:tab/> &gt; extensions</text:p>
      <text:p text:style-name="P23"><text:tab/><text:tab/> &gt; best practices<text:tab/><text:tab/><text:tab/> &gt; line length</text:p>
      <text:p text:style-name="P23"><text:tab/><text:tab/><text:tab/><text:tab/><text:tab/><text:tab/><text:tab/> &gt; all task are named</text:p>
      <text:p text:style-name="P23"><text:tab/><text:tab/><text:tab/><text:tab/><text:tab/><text:tab/><text:tab/> &gt; no absolute paths</text:p>
      <text:p text:style-name="P23"><text:tab/><text:tab/><text:tab/><text:tab/><text:tab/><text:tab/><text:tab/> &gt; no packages set to latest</text:p>
      <text:p text:style-name="P24"><text:tab/><text:tab/><text:tab/><text:tab/><text:tab/><text:tab/> <text:s text:c="12"/>&gt; depracated features</text:p>
      <text:p text:style-name="P24"/>
      <text:p text:style-name="P24">Continous Testing<text:tab/><text:tab/><text:tab/></text:p>
      <text:p text:style-name="P24"/>
      <text:p text:style-name="P24">&gt; Travis <text:tab/><text:tab/>Summary</text:p>
      <text:p text:style-name="P24">&gt; CircleCI<text:tab/><text:tab/>&gt; automatic code quality scans</text:p>
      <text:p text:style-name="P24">&gt; Jenkins<text:tab/><text:tab/>&gt; enforce best practices</text:p>
      <text:p text:style-name="P24">&gt; GItlab</text:p>
      <text:p text:style-name="P28"/>
      <text:p text:style-name="P28">Security Best Practices</text:p>
      <text:p text:style-name="P28"/>
      <text:p text:style-name="P28">keep your secret secret (private)</text:p>
      <text:p text:style-name="P28">constant update</text:p>
      <text:p text:style-name="P28">use TLS (ssh)</text:p>
      <text:p text:style-name="P28">use variable and loop (avoid hard code)</text:p>
      <text:p text:style-name="P24"/>
      <text:p text:style-name="P29">Ansible</text:p>
      <text:p text:style-name="P29">version control update</text:p>
      <text:p text:style-name="P29">lineinfil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0">May 22, 2019</text:p>
      <text:p text:style-name="P30"/>
      <text:p text:style-name="P30">Vagrant -&gt; CLI tool to create virtual machines</text:p>
      <text:p text:style-name="P30"/>
      <text:p text:style-name="P30">Vagrant<text:tab/><text:tab/><text:tab/><text:tab/>Providers</text:p>
      <text:p text:style-name="P30">software<text:tab/>---&gt; Vagrantfile --&gt; <text:s/><text:tab/>virtualbox</text:p>
      <text:p text:style-name="P30"><draw:line text:anchor-type="paragraph" draw:z-index="7" draw:name="Shape5" draw:style-name="gr4" draw:text-style-name="P36" svg:x1="1.6445in" svg:y1="0.0709in" svg:x2="1.6445in" svg:y2="0.6335in"><text:p/></draw:line><draw:line text:anchor-type="paragraph" draw:z-index="8" draw:name="Shape5" draw:style-name="gr4" draw:text-style-name="P36" svg:x1="3.1654in" svg:y1="0.0398in" svg:x2="3.8736in" svg:y2="0.5087in"><text:p/></draw:line><text:tab/><text:tab/><text:tab/><text:tab/><text:tab/>vmware<text:span text:style-name="T11"><text:tab/> </text:span></text:p>
      <text:p text:style-name="P31"><text:tab/><text:tab/><text:tab/><text:tab/><text:tab/>hyper-v<text:span text:style-name="T11"><text:tab/> <text:s text:c="5"/>Deploy<text:tab/><text:tab/></text:span></text:p>
      <text:p text:style-name="P32"><text:tab/><text:tab/><text:tab/><text:tab/><text:tab/><text:tab/><text:tab/><text:tab/></text:p>
      <text:p text:style-name="P32"><text:tab/><text:tab/><text:tab/><text:tab/><text:tab/><text:tab/><text:tab/><text:tab/>VM's</text:p>
      <text:p text:style-name="P32"><text:tab/><text:tab/><text:tab/>Provision</text:p>
      <text:p text:style-name="P32"><text:tab/><text:tab/><text:tab/>ANsible</text:p>
      <text:p text:style-name="P32"><text:tab/><text:tab/><text:tab/>Chef</text:p>
      <text:p text:style-name="P32"><text:tab/><text:tab/><text:tab/>Puppet</text:p>
      <text:p text:style-name="P32"/>
      <text:p text:style-name="P32">HashCorp</text:p>
      <text:p text:style-name="P32"/>
      <text:p text:style-name="P32"/>
      <text:p text:style-name="P32">Ansible<text:tab/><text:tab/>Inventory/<text:tab/><text:tab/></text:p>
      <text:p text:style-name="P32"><text:tab/><text:tab/><text:tab/><text:tab/><text:tab/>development</text:p>
      <text:p text:style-name="P32"><text:tab/><text:tab/><text:tab/><text:tab/><text:tab/>staging.ini<text:tab/></text:p>
      <text:p text:style-name="P32"><text:tab/><text:tab/><text:tab/><text:tab/><text:tab/>production</text:p>
      <text:p text:style-name="P32"/>
      <text:p text:style-name="P32">Playbook <text:tab/> <text:s text:c="3"/>Inventory file<text:span text:style-name="T12"><text:tab/><text:tab/><text:tab/></text:span></text:p>
      <text:p text:style-name="P32"><draw:line text:anchor-type="paragraph" draw:z-index="9" draw:name="Shape5" draw:style-name="gr4" draw:text-style-name="P36" svg:x1="0.4047in" svg:y1="0.1063in" svg:x2="1.4358in" svg:y2="1.2315in"><text:p/></draw:line><text:tab/><text:tab/> <text:s text:c="3"/>[groups]<text:span text:style-name="T12"><text:tab/><text:tab/><text:tab/><text:tab/>VMs</text:span></text:p>
      <text:p text:style-name="P32"><draw:line text:anchor-type="paragraph" draw:z-index="11" draw:name="Shape5" draw:style-name="gr4" draw:text-style-name="P36" svg:x1="3.0819in" svg:y1="0.0764in" svg:x2="1.7693in" svg:y2="0.0764in"><text:p/></draw:line><text:tab/><text:tab/> <text:s text:c="5"/>hosts<text:span text:style-name="T12"><text:tab/><text:tab/><text:tab/><text:tab/></text:span><text:span text:style-name="T13">(python)</text:span></text:p>
      <text:p text:style-name="P32"><text:tab/><text:tab/> <text:s text:c="5"/>hosts<text:tab/><text:span text:style-name="T12"><text:tab/><text:tab/><text:tab/> 1. collects facts<text:tab/><text:tab/></text:span></text:p>
      <text:p text:style-name="P33"><text:tab/><text:tab/><text:tab/><text:tab/><text:tab/><text:tab/><text:tab/> 2. compose playbook to current state</text:p>
      <text:p text:style-name="P33"><text:tab/><text:tab/><text:tab/><text:tab/><text:tab/><text:tab/><text:tab/> 3. make necessary</text:p>
      <text:p text:style-name="P33"/>
      <text:p text:style-name="P33">reusable<text:tab/><text:tab/></text:p>
      <text:p text:style-name="P33"><draw:line text:anchor-type="paragraph" draw:z-index="10" draw:name="Shape5" draw:style-name="gr4" draw:text-style-name="P38" svg:x1="2.489in" svg:y1="0.0535in" svg:x2="1.9256in" svg:y2="0.0535in"><text:p/></draw:line>+modular<text:tab/><text:tab/>Roles <text:tab/><text:tab/> group_vars</text:p>
      <text:p text:style-name="P33"><text:tab/><text:tab/><text:tab/><text:tab/><text:tab/> host_va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 style:master-page-name="">
      <style:paragraph-properties style:page-number="auto" style:vertical-align="baseline" style:writing-mode="page">
        <style:tab-stops/>
      </style:paragraph-properties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0:54:02.859029533</meta:creation-date>
    <dc:date>2019-05-22T14:02:06.521874146</dc:date>
    <meta:editing-duration>PT22H51M17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7" meta:paragraph-count="229" meta:word-count="738" meta:character-count="5289" meta:non-whitespace-character-count="4408"/>
  </office:meta>
</office:document-meta>
</file>